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34pt"/>
    </style:style>
    <style:style style:name="co4" style:family="table-column">
      <style:table-column-properties fo:break-before="auto" style:column-width="24.5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106.64pt"/>
    </style:style>
    <style:style style:name="co9" style:family="table-column">
      <style:table-column-properties fo:break-before="auto" style:column-width="112.25pt"/>
    </style:style>
    <style:style style:name="co10" style:family="table-column">
      <style:table-column-properties fo:break-before="auto" style:column-width="13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8ae23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STM32F411RET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sh Switch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1" calcext:value-type="float">
            <text:p>1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3.3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5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</table:table>
      <table:table table:name="STM3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Processo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STM32F411RET</text:p>
          </table:table-cell>
          <table:table-cell/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Reset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ush Switch</text:p>
          </table:table-cell>
          <table:table-cell/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Connector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ower Supply" table:style-name="ta1">
        <table:table-column table:style-name="co8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Filte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3.3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5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ther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LED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4:21:53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3:46:06.993000000</meta:creation-date>
    <dc:date>2021-01-02T14:42:57.654000000</dc:date>
    <meta:editing-duration>PT56M7S</meta:editing-duration>
    <meta:editing-cycles>35</meta:editing-cycles>
    <meta:generator>LibreOffice/5.4.3.2$Windows_X86_64 LibreOffice_project/92a7159f7e4af62137622921e809f8546db437e5</meta:generator>
    <meta:document-statistic meta:table-count="4" meta:cell-count="227" meta:object-count="0"/>
  </office:meta>
</office:document-meta>
</file>